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C000003C02E76CB7F161522BA.jpg" manifest:media-type="image/jpeg"/>
  <manifest:file-entry manifest:full-path="Pictures/10000000000001900000025895497A44D52AB5C9.jpg" manifest:media-type="image/jpeg"/>
  <manifest:file-entry manifest:full-path="Pictures/100000000000022A0000022A9A69C5BEF050BB75.jpg" manifest:media-type="image/jpeg"/>
  <manifest:file-entry manifest:full-path="Pictures/100000000000021C000003C0534DE4E5A337C0B3.jpg" manifest:media-type="image/jpeg"/>
  <manifest:file-entry manifest:full-path="Pictures/1000000000000234000002348F818206889A3CD9.jpg" manifest:media-type="image/jpeg"/>
  <manifest:file-entry manifest:full-path="Pictures/10000000000003C00000021C6BC0269425601C8E.jpg" manifest:media-type="image/jpeg"/>
  <manifest:file-entry manifest:full-path="Pictures/100000000000022700000221FF4C6FD7EC58952D.png" manifest:media-type="image/png"/>
  <manifest:file-entry manifest:full-path="Pictures/1000000000000234000002343C5666CAC6F4801B.jpg" manifest:media-type="image/jpeg"/>
  <manifest:file-entry manifest:full-path="Pictures/10000000000002D0000001953CFD5470CC1174CD.jpg" manifest:media-type="image/jpeg"/>
  <manifest:file-entry manifest:full-path="Pictures/10000000000003C00000027F5AE4F78999652417.jpg" manifest:media-type="image/jpeg"/>
  <manifest:file-entry manifest:full-path="Pictures/10000000000003C0000001E04405930676E17B50.jpg" manifest:media-type="image/jpeg"/>
  <manifest:file-entry manifest:full-path="Pictures/10000000000000E8000000B0E450BF003BA77BD5.jpg" manifest:media-type="image/jpeg"/>
  <manifest:file-entry manifest:full-path="Pictures/100000000000023400000234700FF19D0D3547BB.jpg" manifest:media-type="image/jpeg"/>
  <manifest:file-entry manifest:full-path="Pictures/1000000000000280000003C0C927B59A4CD80826.jpg" manifest:media-type="image/jpeg"/>
  <manifest:file-entry manifest:full-path="Pictures/10000000000001D20000015ED142F80E96BB2101.jpg" manifest:media-type="image/jpeg"/>
  <manifest:file-entry manifest:full-path="Pictures/100000000000012500000111F5DB45E2B2F7768F.png" manifest:media-type="image/png"/>
  <manifest:file-entry manifest:full-path="Pictures/10000000000003C00000028055C532CFC79B8EF5.jpg" manifest:media-type="image/jpeg"/>
  <manifest:file-entry manifest:full-path="Pictures/10000000000003C0000002806DC3BC74140FB5E6.jpg" manifest:media-type="image/jpeg"/>
  <manifest:file-entry manifest:full-path="Pictures/10000000000003C000000280AAA975D352367169.jpg" manifest:media-type="image/jpeg"/>
  <manifest:file-entry manifest:full-path="Pictures/100000000000022E000001F50334B7A2CD0F4118.jpg" manifest:media-type="image/jpeg"/>
  <manifest:file-entry manifest:full-path="Pictures/10000000000001F40000013392D9070C78EFB2AD.jpg" manifest:media-type="image/jpeg"/>
  <manifest:file-entry manifest:full-path="Pictures/10000000000001A80000039E486AB8DA7E6EF252.jpg" manifest:media-type="image/jpeg"/>
  <manifest:file-entry manifest:full-path="Pictures/10000000000002100000026F573B1C384A75F677.png" manifest:media-type="image/png"/>
  <manifest:file-entry manifest:full-path="Pictures/100000000000013400000195FD163B11AEE80FB6.png" manifest:media-type="image/png"/>
  <manifest:file-entry manifest:full-path="Pictures/10000000000003C000000280566422283FB6AA87.jpg" manifest:media-type="image/jpeg"/>
  <manifest:file-entry manifest:full-path="Pictures/10000000000001F4000001F3A15DE508C950C29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1.596cm" svg:height="21.361cm" svg:x="3.302cm" svg:y="-0.254cm" presentation:class="graphic" presentation:user-transformed="true">
          <draw:image xlink:href="Pictures/100000000000022700000221FF4C6FD7EC5895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4.362cm" svg:height="10.897cm" svg:x="0.116cm" svg:y="5.613cm" presentation:class="graphic" presentation:user-transformed="true">
          <draw:image xlink:href="Pictures/10000000000001F40000013392D9070C78EFB2AD.jpg" xlink:type="simple" xlink:show="embed" xlink:actuate="onLoad">
            <text:p/>
          </draw:image>
        </draw:frame>
        <draw:frame draw:style-name="gr3" draw:text-style-name="P1" draw:layer="layout" svg:width="12.914cm" svg:height="9.798cm" svg:x="14.813cm" svg:y="5.859cm">
          <draw:image xlink:href="Pictures/10000000000000E8000000B0E450BF003BA77BD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2.361cm" svg:height="17.346cm" draw:transform="skewX (0.00174532925199433) rotate (-0.00314159265358984) translate (0.085cm 1.841cm)" presentation:class="graphic" presentation:user-transformed="true">
          <draw:image xlink:href="Pictures/100000000000012500000111F5DB45E2B2F7768F.png" xlink:type="simple" xlink:show="embed" xlink:actuate="onLoad">
            <text:p/>
          </draw:image>
        </draw:frame>
        <draw:frame draw:style-name="gr3" draw:text-style-name="P1" draw:layer="layout" svg:width="17.399cm" svg:height="17.399cm" svg:x="11.43cm" svg:y="1.841cm">
          <draw:image xlink:href="Pictures/100000000000023400000234700FF19D0D3547B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001cm" svg:height="9.762cm" draw:transform="skewX (0.0120427718387609) rotate (0.0120427718387609) translate (-0.3cm -2.143cm)" presentation:class="graphic" presentation:user-transformed="true">
          <draw:image xlink:href="Pictures/10000000000003C00000021C6BC0269425601C8E.jpg" xlink:type="simple" xlink:show="embed" xlink:actuate="onLoad">
            <text:p/>
          </draw:image>
        </draw:frame>
        <draw:frame draw:style-name="gr3" draw:text-style-name="P1" draw:layer="layout" svg:width="20.32cm" svg:height="15.259cm" svg:x="0cm" svg:y="7.366cm">
          <draw:image xlink:href="Pictures/10000000000001D20000015ED142F80E96BB2101.jpg" xlink:type="simple" xlink:show="embed" xlink:actuate="onLoad">
            <text:p/>
          </draw:image>
        </draw:frame>
        <draw:frame draw:style-name="gr3" draw:text-style-name="P1" draw:layer="layout" svg:width="15.662cm" svg:height="8.81cm" svg:x="12.446cm" svg:y="-1.19cm">
          <draw:image xlink:href="Pictures/10000000000002D0000001953CFD5470CC1174CD.jpg" xlink:type="simple" xlink:show="embed" xlink:actuate="onLoad">
            <text:p/>
          </draw:image>
        </draw:frame>
        <draw:frame draw:style-name="gr3" draw:text-style-name="P1" draw:layer="layout" svg:width="7.68cm" svg:height="13.655cm" svg:x="20.32cm" svg:y="7.62cm">
          <draw:image xlink:href="Pictures/100000000000021C000003C0534DE4E5A337C0B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3.517cm" svg:height="21.116cm" svg:x="1.883cm" svg:y="0.007cm" presentation:class="graphic" presentation:user-transformed="true">
          <draw:image xlink:href="Pictures/100000000000022E000001F50334B7A2CD0F411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13.247cm" svg:height="13.247cm" svg:x="15.709cm" svg:y="4.01cm">
          <draw:image xlink:href="Pictures/1000000000000234000002348F818206889A3CD9.jpg" xlink:type="simple" xlink:show="embed" xlink:actuate="onLoad">
            <text:p/>
          </draw:image>
        </draw:frame>
        <draw:frame draw:style-name="gr3" draw:text-style-name="P1" draw:layer="layout" svg:width="19.872cm" svg:height="13.247cm" svg:x="0cm" svg:y="4.01cm">
          <draw:image xlink:href="Pictures/10000000000003C00000028055C532CFC79B8EF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9.614cm" svg:height="20.999cm" svg:x="1.778cm" svg:y="0.001cm">
          <draw:image xlink:href="Pictures/10000000000001A80000039E486AB8DA7E6EF252.jpg" xlink:type="simple" xlink:show="embed" xlink:actuate="onLoad">
            <text:p/>
          </draw:image>
        </draw:frame>
        <draw:frame draw:style-name="gr3" draw:text-style-name="P1" draw:layer="layout" svg:width="14.922cm" svg:height="14.922cm" svg:x="13.078cm" svg:y="3.048cm">
          <draw:image xlink:href="Pictures/1000000000000234000002343C5666CAC6F4801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3.876cm" svg:height="11.938cm" svg:x="-0.508cm" svg:y="0.317cm">
          <draw:image xlink:href="Pictures/10000000000003C0000001E04405930676E17B50.jpg" xlink:type="simple" xlink:show="embed" xlink:actuate="onLoad">
            <text:p/>
          </draw:image>
        </draw:frame>
        <draw:frame draw:style-name="gr3" draw:text-style-name="P1" draw:layer="layout" svg:width="7.359cm" svg:height="8.682cm" svg:x="9.913cm" svg:y="12.255cm">
          <draw:image xlink:href="Pictures/10000000000002100000026F573B1C384A75F677.png" xlink:type="simple" xlink:show="embed" xlink:actuate="onLoad">
            <text:p/>
          </draw:image>
        </draw:frame>
        <draw:frame draw:style-name="gr3" draw:text-style-name="P1" draw:layer="layout" svg:width="6.857cm" svg:height="9.017cm" svg:x="2.795cm" svg:y="12.255cm">
          <draw:image xlink:href="Pictures/100000000000013400000195FD163B11AEE80F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9.767cm" svg:height="6.511cm" svg:x="0cm" svg:y="-0.059cm" presentation:class="graphic" presentation:user-transformed="true">
          <draw:image xlink:href="Pictures/10000000000003C0000002806DC3BC74140FB5E6.jpg" xlink:type="simple" xlink:show="embed" xlink:actuate="onLoad">
            <text:p/>
          </draw:image>
        </draw:frame>
        <draw:frame draw:style-name="gr3" draw:text-style-name="P1" draw:layer="layout" svg:width="9.754cm" svg:height="14.632cm" svg:x="0.013cm" svg:y="6.452cm">
          <draw:image xlink:href="Pictures/1000000000000280000003C0C927B59A4CD80826.jpg" xlink:type="simple" xlink:show="embed" xlink:actuate="onLoad">
            <text:p/>
          </draw:image>
        </draw:frame>
        <draw:frame draw:style-name="gr3" draw:text-style-name="P1" draw:layer="layout" svg:width="18.349cm" svg:height="12.232cm" svg:x="9.652cm" svg:y="-2.326cm">
          <draw:image xlink:href="Pictures/10000000000003C000000280AAA975D352367169.jpg" xlink:type="simple" xlink:show="embed" xlink:actuate="onLoad">
            <text:p/>
          </draw:image>
        </draw:frame>
        <draw:frame draw:style-name="gr3" draw:text-style-name="P1" draw:layer="layout" svg:width="18.233cm" svg:height="12.155cm" svg:x="9.767cm" svg:y="9.293cm">
          <draw:image xlink:href="Pictures/10000000000003C000000280566422283FB6AA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2.202cm" svg:height="12.179cm" svg:x="-0.01cm" svg:y="-2.019cm" presentation:class="graphic" presentation:user-transformed="true">
          <draw:image xlink:href="Pictures/10000000000001F4000001F3A15DE508C950C29C.jpg" xlink:type="simple" xlink:show="embed" xlink:actuate="onLoad">
            <text:p/>
          </draw:image>
        </draw:frame>
        <draw:frame draw:style-name="gr3" draw:text-style-name="P1" draw:layer="layout" svg:width="12.459cm" svg:height="12.459cm" svg:x="0.075cm" svg:y="10.16cm">
          <draw:image xlink:href="Pictures/100000000000022A0000022A9A69C5BEF050BB75.jpg" xlink:type="simple" xlink:show="embed" xlink:actuate="onLoad">
            <text:p/>
          </draw:image>
        </draw:frame>
        <draw:frame draw:style-name="gr3" draw:text-style-name="P1" draw:layer="layout" svg:width="15.916cm" svg:height="23.876cm" svg:x="12.192cm" svg:y="-1.778cm">
          <draw:image xlink:href="Pictures/10000000000001900000025895497A44D52AB5C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2.54cm" svg:height="22.295cm" svg:x="7.62cm" svg:y="-0.705cm" presentation:class="graphic" presentation:user-transformed="true">
          <draw:image xlink:href="Pictures/100000000000021C000003C02E76CB7F161522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.711cm" svg:height="19.111cm" svg:x="-0.508cm" svg:y="1.016cm" presentation:class="graphic" presentation:user-transformed="true">
          <draw:image xlink:href="Pictures/10000000000003C00000027F5AE4F7899965241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20:33:10.465122999</meta:creation-date>
    <dc:date>2018-06-09T04:53:52.201420247</dc:date>
    <meta:editing-duration>PT35M31S</meta:editing-duration>
    <meta:editing-cycles>5</meta:editing-cycles>
    <meta:generator>LibreOffice/5.1.6.2$Linux_X86_64 LibreOffice_project/10m0$Build-2</meta:generator>
    <meta:document-statistic meta:object-count="83"/>
  </office:meta>
</office:document-meta>
</file>